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b2aa"/>
    </style:style>
    <style:style style:name="P2" style:family="paragraph" style:parent-style-name="Standard">
      <style:text-properties officeooo:rsid="00053d27" officeooo:paragraph-rsid="00053d27"/>
    </style:style>
    <style:style style:name="T1" style:family="text">
      <style:text-properties officeooo:rsid="0003b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tocolo HTTP</text:span></text:p>
      <text:p text:style-name="Standard"><text:a xlink:type="simple" xlink:href="https://developer.mozilla.org/es/docs/Web/HTTP/Overview" text:style-name="Internet_20_link" text:visited-style-name="Visited_20_Internet_20_Link"/></text:p>
      <text:p text:style-name="Standard"><text:a xlink:type="simple" xlink:href="https://developer.mozilla.org/es/docs/Web/HTTP/Overview" text:style-name="Internet_20_link" text:visited-style-name="Visited_20_Internet_20_Link">https://developer.mozilla.org/es/docs/Web/HTTP/Overview</text:a></text:p>
      <text:p text:style-name="Standard"/>
      <text:p text:style-name="P2"><text:a xlink:type="simple" xlink:href="https://es.wikipedia.org/wiki/Protocolo_de_transferencia_de_hipertexto" text:style-name="Internet_20_link" text:visited-style-name="Visited_20_Internet_20_Link">https://es.wikipedia.org/wiki/Protocolo_de_transferencia_de_hipertexto</text:a></text:p>
      <text:p text:style-name="P2"/>
      <text:p text:style-name="P2"><text:a xlink:type="simple" xlink:href="https://es.wikipedia.org/wiki/Anexo:Códigos_de_estado_HTTP" text:style-name="Internet_20_link" text:visited-style-name="Visited_20_Internet_20_Link">https://es.wikipedia.org/wiki/Anexo:C%C3%B3digos_de_estado_HTTP</text:a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03T12:48:06.041000000</dc:date>
    <meta:editing-duration>PT1H50M14S</meta:editing-duration>
    <meta:editing-cycles>6</meta:editing-cycles>
    <meta:document-statistic meta:table-count="0" meta:image-count="0" meta:object-count="0" meta:page-count="1" meta:paragraph-count="4" meta:word-count="5" meta:character-count="202" meta:non-whitespace-character-count="201"/>
  </office:meta>
</office:document-meta>
</file>